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setHead( Head set_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.setBody( Body set_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.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.setTitle( Title set_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appendBody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append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setDoctype( Doctype set_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Documen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g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appendTitle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setHtml( Html set_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append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toString( String cod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.output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.appendBod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appendTit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